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HierarchyWithOverriddenConfigLevelTwoTests.loadContext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UserConfig.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UserConfig.beanFromTestUse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